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 fo:font-style="italic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Basic QA Homework #1</text:span><text:span text:style-name="T2"/></text:p>
      <text:p text:style-name="P1"><text:span text:style-name="T3">Subject:<text:s/></text:span><text:span text:style-name="T4">QA &amp; Testing<text:tab/></text:span><text:span text:style-name="T5">Teacher:</text:span><text:span text:style-name="T6"><text:s/>Kuznetsov Nikita</text:span></text:p>
      <text:p text:style-name="P1"><text:span text:style-name="T7">Group:</text:span><text:span text:style-name="T8"><text:s/>260623-e<text:tab/></text:span><text:span text:style-name="T9">Student:</text:span><text:span text:style-name="T10"><text:s/>Yelena Zimin</text:span></text:p>
      <text:p text:style-name="P1"><text:span text:style-name="T11">Date:</text:span><text:span text:style-name="T12"><text:s/>17/08/2023</text:span></text:p>
      <text:p text:style-name="P1"><text:span text:style-name="T13">Deadline:</text:span><text:span text:style-name="T14"><text:s/>24/08/2023</text:span></text:p>
      <text:p text:style-name="P1"><text:span text:style-name="T15">Exercise:</text:span><text:span text:style-name="T16"><text:s/></text:span><text:span text:style-name="T17">Описание задания.</text:span></text:p>
      <text:p text:style-name="P1"><text:span text:style-name="T17"/></text:p>
      <text:p text:style-name="P1"><text:span text:style-name="T17"><text:s/>1 уровень сложности: Задание 1. Представь, что ты работаешь в компании, тебе поручили протестировать важный функционал (пусть это будет форма авторизации). К кому из коллег ты обратишься с уточняющими вопросами по работе данного функционала? Также распиши основные этапы работы с поставленной задачей.<text:s text:c="5"/></text:span></text:p>
      <text:p text:style-name="P1"><text:span text:style-name="T17"/></text:p>
      <text:p text:style-name="P1"><text:span text:style-name="T17">Скопируйте к себе гугл документ на свой гугл диск, и после этого у вас появится возможность редактирования. После - не забудьте выставить доступ на чтение к вашему документу и приложите ссылку на сам документ</text:span></text:p>
      <text:p text:style-name="P1"><text:span text:style-name="T17"/></text:p>
      <text:p text:style-name="P1"><text:span text:style-name="T17"/></text:p>
      <text:p text:style-name="P1"><text:span text:style-name="T17">шаблон для выполнения дз:<text:s/></text:span><text:a xlink:href="https://docs.google.com/spreadsheets/d/1G42ryBHuyhxDlKGgK5iqMjbfCTDaw1ni/edit?usp=sharing&amp;ouid=114298191721727921350&amp;rtpof=true&amp;sd=true"><text:span text:style-name="T18">https://docs.google.com/spreadsheets/d/1G42ryBHuyhxDlKGgK5iqMjbfCTDaw1ni/edit?usp=sharing&amp;ouid=114298191721727921350&amp;rtpof=true&amp;sd=true</text:span></text:a><text:span text:style-name="T19"><text:s/></text:span></text:p>
      <text:p text:style-name="P1"><text:span text:style-name="T20">Studen Explanation:</text:span><text:span text:style-name="T21"><text:s/>Nikita, I tried to do homework in the Excell in one which you sent link for and I opened it, but it did not let me to enter the text, so I am writing my answer plan for homework here!</text:span><text:span text:style-name="T22"><text:s/></text:span></text:p>
      <text:p text:style-name="P1"><text:span text:style-name="T22"><text:s text:c="3"/>Тестировщик начинает свою работу ещё с поступления задачи от клиента (или он присутствует на встрече, либо получает видео, или пропись записи от заказа клиента) У тестировщика складывается аналитический вопросник, который он приготавливает для проведения теста "формы авторизации". Тестировщик обратится к каждому отделу в своей компании, так как на нем ответственность выхода почти безупречной "формы авторизации". К кому он обратится? Примеры: к клиенту, к тестировщикам, к разработчикам, к дизайнерам, к Front &amp; Back End разработчикам, к продакшин, к аналитикам, и ещё нужно будет подключать независимых клиентов, либо самим тестировщикам действовать от лица пользователя, как пользователь! </text:span></text:p>
      <text:p text:style-name="P1"><text:span text:style-name="T22"/></text:p>
      <text:p text:style-name="P1"><text:span text:style-name="T22">Какие этапы работы будут произведены с тестированием "формы авторизации"?</text:span></text:p>
      <text:p text:style-name="P1"><text:span text:style-name="T22"/></text:p>
      <text:p text:style-name="P1"><text:span text:style-name="T22">1) Выполняет ли свою задачу форма авторизации?</text:span></text:p>
      <text:p text:style-name="P1"><text:span text:style-name="T22">2) Есть ли ошибки? Есть ли какие неисправности?</text:span></text:p>
      <text:p text:style-name="P1"><text:span text:style-name="T22">3) Учитывает ли программа ввод с ошибками?</text:span></text:p>
      <text:p text:style-name="P1"><text:span text:style-name="T22">4) Сохраняет ли программа данные пользователя введенные раннее до этого?</text:span></text:p>
      <text:p text:style-name="P1"><text:span text:style-name="T22">5) Есть ли опция перезагрузки или сброса?</text:span></text:p>
      <text:p text:style-name="P1"><text:span text:style-name="T22">6) Есть ли пояснения правил к форме авторизации?</text:span></text:p>
      <text:p text:style-name="P1"><text:span text:style-name="T22">7) Есть ли описание к возрасту? К работе? К этнической принадлежности?</text:span></text:p>
      <text:p text:style-name="P1"><text:span text:style-name="T22">8) Какие документы предоставляются пользователем для подтверждения личности?</text:span></text:p>
      <text:p text:style-name="P1"><text:span text:style-name="T22">9) Проверка качества по ISO-9126 прошла успешно?</text:span></text:p>
      <text:p text:style-name="P1"><text:span text:style-name="T22">10) Конфедициальна ли личная информация пользователя?</text:span></text:p>
      <text:p text:style-name="P1"><text:span text:style-name="T22">11) Насколько в безопасности данные пользователя?</text:span></text:p>
      <text:p text:style-name="P1"><text:span text:style-name="T22">12) Получает ли пользователь, то что ему нужно?</text:span></text:p>
      <text:p text:style-name="P1"><text:span text:style-name="T22">13) Соответствует ли программа требованиям пользователя?</text:span></text:p>
      <text:p text:style-name="P1"><text:span text:style-name="T22">14) Проявляются ли какие проблемы после выпуска этой "формы авторизации" и после её запуска работы и при использовании этой программы клиентами назначенного срока?</text:span></text:p>
      <text:p text:style-name="P1"><text:span text:style-name="T22">15) При скольких попытках нужно осторожно и незаметно перезагружать программу для поиска каких багов от пользователей-вредителей?</text:span></text:p>
      <text:p text:style-name="P1"><text:span text:style-name="T22">16) Есть ли варианты ускоренного и улучшенного процесса "формы авторизации"?</text:span></text:p>
      <text:p text:style-name="P1"><text:span text:style-name="T22">17) Что об этом расскажет пользователь (его ревью, комментарии, отзывы)?</text:span></text:p>
      <text:p text:style-name="P1"><text:span text:style-name="T22">18) Доверяют ли нам? На сколько мы предоставляем лояльность?</text:span></text:p>
      <text:p text:style-name="P1"><text:span text:style-name="T22">19) Правильно ли все прописано?</text:span></text:p>
      <text:p text:style-name="P1"><text:span text:style-name="T22">20) Понимают ли нас пользователи что от них требуется?</text:span></text:p>
      <text:p text:style-name="P1"><text:span text:style-name="T22">21) Происходят ли сбои?</text:span></text:p>
      <text:p text:style-name="P1"><text:span text:style-name="T22">22) Есть ли защищенность от злоумышленников?</text:span></text:p>
      <text:p text:style-name="P1"><text:span text:style-name="T22">23) Процесс подтверждения "формы авторизации"?</text:span></text:p>
      <text:p text:style-name="P1"><text:span text:style-name="T22">24) Процесс проверки "формы авторизации"?</text:span></text:p>
      <text:p text:style-name="P1"><text:span text:style-name="T22">25) Были ли репортажы записи багов? Как часто?</text:span></text:p>
      <text:p text:style-name="P1"><text:span text:style-name="T22">26) Можно ли автоматизировать какие процессы из тестирования?</text:span></text:p>
      <text:p text:style-name="P1"><text:span text:style-name="T22">27) Насколько автоматизация тестирования безопасна и надёжна в прохождении теста каждого пункта?</text:span></text:p>
      <text:p text:style-name="P1"><text:span text:style-name="T22">28) Кто проверяет исправность работы автоматизированного тестирования?</text:span></text:p>
      <text:p text:style-name="P1"><text:span text:style-name="T22">29) Автоматизация успешна?</text:span></text:p>
      <text:p text:style-name="P1"><text:span text:style-name="T22">30) Сколько раз должна использоваться автоматизация тестирования?</text:span></text:p>
      <text:p text:style-name="P1"><text:span text:style-name="T22">31) Сколько раз должна проверяться автоматизация тестирования?</text:span></text:p>
      <text:p text:style-name="P1"><text:span text:style-name="T22"/></text:p>
      <text:p text:style-name="P1"><text:span text:style-name="T22">В ПРОЦЕССЕ ПОДГОТОВКИ ДАННОГО ФУНКЦИОНАЛА РАБОТЫ "ФОРМЫ АВТОРИЗАЦИИ" - Я пришла к выводу, что, список постоянно вращается по кругу, то проверяя одну часть, то проверяя другую часть. И тестирование необходимо проводить на постоянном досмотре, как часики. Тестировщик постоянно будет что либо тестировать, улучшать, и исправлять. И будет постоянно встречать новые задачи к разрешению найденных неисправностей... Будут появляться всё новые вопросы бесконечного списка для улучшения данной задачи. Такое сложилось у меня мнение при подготовке ответа по домашней работе!<text:s text:c="35"/></text:span><text:span text:style-name="T2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